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ApplicationEntityListImpl.get( ObjectID objec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letApplicationEntityListImpl.add( String defini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letApplicationEntityListImpl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pplicationEntityListImpl.PortletApplicationEntityListImpl( PortletDefinitionRegistry p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